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37583333333333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8.67833333333333cm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6.13833333333333cm" style:use-optimal-column-width="true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16416666666667cm" style:use-optimal-column-width="true"/>
    </style:style>
    <style:style style:name="co11" style:family="table-column">
      <style:table-column-properties fo:break-before="auto" style:column-width="1.60072916666667cm" style:use-optimal-column-width="true"/>
    </style:style>
    <style:style style:name="co12" style:family="table-column">
      <style:table-column-properties fo:break-before="auto" style:column-width="1.25677083333333cm" style:use-optimal-column-width="true"/>
    </style:style>
    <style:style style:name="co13" style:family="table-column">
      <style:table-column-properties fo:break-before="auto" style:column-width="5.96635416666667cm" style:use-optimal-column-width="true"/>
    </style:style>
    <style:style style:name="co14" style:family="table-column">
      <style:table-column-properties fo:break-before="auto" style:column-width="3.58510416666667cm" style:use-optimal-column-width="true"/>
    </style:style>
    <style:style style:name="co15" style:family="table-column">
      <style:table-column-properties fo:break-before="auto" style:column-width="1.0583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P32-WROOM-32_30P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number-columns-repeated="16377" table:default-cell-style-name="ce1"/>
        <table:table-row table:style-name="ro1">
          <table:table-cell office:value-type="string" table:style-name="ce1">
            <text:p>  Label  </text:p>
          </table:table-cell>
          <table:table-cell office:value-type="string" table:style-name="ce1">
            <text:p>  GPIO  </text:p>
          </table:table-cell>
          <table:table-cell office:value-type="string" table:style-name="ce1">
            <text:p>  Safe to use?  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Need to assign to alternate location</text:p>
          </table:table-cell>
          <table:table-cell office:value-type="string" table:style-name="ce2">
            <text:p>Not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 and LOW for programm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T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 and also connected to the on-board LED</text:p>
          </table:table-cell>
          <table:table-cell office:value-type="string" table:style-name="ce1">
            <text:p>Select Button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R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LED Strip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, prevents startup log if pulled LOW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haracter LCD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office:value-type="string" table:style-name="ce3">
            <text:p>To declare other pins for i2c communication, add this to the code in the setup, Wire.begin(I2C_SDA, I2C_SCL); <text:s text:c="2"/>https://microcontrollerslab.com/esp32-i2c-communication-tutorial-arduino-ide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haracter LCD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DRL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Horn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P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Reserved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Reserved Sense</text:p>
          </table:table-cell>
          <table:table-cell table:style-name="ce1"/>
          <table:table-cell table:style-name="ce2"/>
          <table:table-cell table:number-columns-repeated="16377"/>
        </table:table-row>
        <table:table-row table:number-rows-repeated="1048549" table:style-name="ro2">
          <table:table-cell table:number-columns-repeated="16384"/>
        </table:table-row>
      </table:table>
      <table:table table:name="ESP32-WROOM-32_38PIN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GPIO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Assinged in CODE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v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.3v Power in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eset Button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office:value-type="string" table:style-name="ce1">
            <text:p>HORN Sense</text:p>
          </table:table-cell>
          <table:table-cell office:value-type="string" table:style-name="ce1">
            <text:p>HORN_PIN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office:value-type="string" table:style-name="ce1">
            <text:p>DRL Sense</text:p>
          </table:table-cell>
          <table:table-cell office:value-type="string" table:style-name="ce1">
            <text:p>DRL_PIN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OK</text:p>
          </table:table-cell>
          <table:table-cell table:number-columns-repeated="2" table:style-name="ce1"/>
          <table:table-cell office:value-type="string" table:style-name="ce1">
            <text:p>Mode Button</text:p>
          </table:table-cell>
          <table:table-cell office:value-type="string" table:style-name="ce1">
            <text:p>ezButton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OK</text:p>
          </table:table-cell>
          <table:table-cell table:number-columns-repeated="2" table:style-name="ce1"/>
          <table:table-cell office:value-type="string" table:style-name="ce1">
            <text:p>LED Strip</text:p>
          </table:table-cell>
          <table:table-cell office:value-type="string" table:style-name="ce1">
            <text:p>LED_PIN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E_PIN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B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R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G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A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R2_PIM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G2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B2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VIN 5v</text:p>
          </table:table-cell>
          <table:table-cell table:number-columns-repeated="2" table:style-name="ce1"/>
          <table:table-cell office:value-type="string" table:style-name="ce1">
            <text:p>5v Power in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OE_PIN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connected to on-board LED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B_PIN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lled up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LAT_PIN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CLK_PIN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D_PIN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C_PIN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Relay</text:p>
          </table:table-cell>
          <table:table-cell office:value-type="string" table:style-name="ce1">
            <text:p>RELAY_PIN_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Relay</text:p>
          </table:table-cell>
          <table:table-cell office:value-type="string" table:style-name="ce1">
            <text:p>RELAY_PIN_2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CD Character Display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RX Pin</text:p>
          </table:table-cell>
          <table:table-cell office:value-type="string" table:style-name="ce1">
            <text:p>HIGH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X Pi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debug output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CD Character Display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NEXPOSED PINS. These pins are not available for use at al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79"/>
        </table:table-row>
        <table:table-row table:number-rows-repeated="1048527" table:style-name="ro1">
          <table:table-cell table:number-columns-repeated="16384"/>
        </table:table-row>
      </table:table>
      <table:database-ranges>
        <table:database-range table:target-range-address="ESP32-WROOM-32_38PIN.A1:ESP32-WROOM-32_38PIN.H49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Corey Davis</meta:initial-creator>
    <dc:creator>Corey Davis</dc:creator>
    <meta:creation-date>2023-05-08T19:42:03Z</meta:creation-date>
    <dc:date>2023-05-15T16:38:30Z</dc:date>
  </office:meta>
</office:document-meta>
</file>